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59813333333" calcext:value-type="float">
            <text:p>21.3559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8423225806" calcext:value-type="float">
            <text:p>21.5738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10882580645" calcext:value-type="float">
            <text:p>26.061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044" calcext:value-type="float">
            <text:p>26.1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732475" calcext:value-type="float">
            <text:p>25.077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6651034483" calcext:value-type="float">
            <text:p>25.05466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17718709677" calcext:value-type="float">
            <text:p>25.311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7189677419" calcext:value-type="float">
            <text:p>23.966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6286451613" calcext:value-type="float">
            <text:p>22.8876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54752" calcext:value-type="float">
            <text:p>23.38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715375" calcext:value-type="float">
            <text:p>19.1371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8091034483" calcext:value-type="float">
            <text:p>23.15880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17148387097" calcext:value-type="float">
            <text:p>24.781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74374193548" calcext:value-type="float">
            <text:p>26.937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04944" calcext:value-type="float">
            <text:p>27.12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68414117647" calcext:value-type="float">
            <text:p>27.126841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48858181818" calcext:value-type="float">
            <text:p>20.66488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26177777778" calcext:value-type="float">
            <text:p>19.3926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59003870968" calcext:value-type="float">
            <text:p>18.375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28276363636" calcext:value-type="float">
            <text:p>17.0128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17304" calcext:value-type="float">
            <text:p>25.07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8441" calcext:value-type="float">
            <text:p>26.388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1992" calcext:value-type="float">
            <text:p>24.98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48061935484" calcext:value-type="float">
            <text:p>22.894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42025806452" calcext:value-type="float">
            <text:p>24.284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68344" calcext:value-type="float">
            <text:p>23.23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544325" calcext:value-type="float">
            <text:p>26.0254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31848" calcext:value-type="float">
            <text:p>25.5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44211612903" calcext:value-type="float">
            <text:p>25.074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6657142857" calcext:value-type="float">
            <text:p>25.301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79045" calcext:value-type="float">
            <text:p>26.6679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9812" calcext:value-type="float">
            <text:p>26.68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04296" calcext:value-type="float">
            <text:p>26.50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3223225806" calcext:value-type="float">
            <text:p>24.6523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3696" calcext:value-type="float">
            <text:p>24.49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949775" calcext:value-type="float">
            <text:p>25.6994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2180645161" calcext:value-type="float">
            <text:p>25.89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9936" calcext:value-type="float">
            <text:p>26.31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06185806452" calcext:value-type="float">
            <text:p>26.850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4888516129" calcext:value-type="float">
            <text:p>25.814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4456774194" calcext:value-type="float">
            <text:p>24.926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91804137931" calcext:value-type="float">
            <text:p>20.5591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1265454546" calcext:value-type="float">
            <text:p>23.39912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75300645161" calcext:value-type="float">
            <text:p>26.8675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64656" calcext:value-type="float">
            <text:p>27.2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318575" calcext:value-type="float">
            <text:p>27.0131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71842580645" calcext:value-type="float">
            <text:p>26.067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9625806452" calcext:value-type="float">
            <text:p>26.935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2237419355" calcext:value-type="float">
            <text:p>26.727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90642580645" calcext:value-type="float">
            <text:p>25.8690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260125" calcext:value-type="float">
            <text:p>24.622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724352" calcext:value-type="float">
            <text:p>19.33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0220689655" calcext:value-type="float">
            <text:p>21.841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2512" calcext:value-type="float">
            <text:p>19.4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11470967742" calcext:value-type="float">
            <text:p>21.591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7006451613" calcext:value-type="float">
            <text:p>25.368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18861935484" calcext:value-type="float">
            <text:p>26.201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9000516129" calcext:value-type="float">
            <text:p>25.949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36" calcext:value-type="float">
            <text:p>24.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53015" calcext:value-type="float">
            <text:p>26.4153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43008" calcext:value-type="float">
            <text:p>26.3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9246451613" calcext:value-type="float">
            <text:p>23.731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7784" calcext:value-type="float">
            <text:p>23.0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408425" calcext:value-type="float">
            <text:p>19.724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59382857143" calcext:value-type="float">
            <text:p>19.5359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0699354839" calcext:value-type="float">
            <text:p>19.081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79378064516" calcext:value-type="float">
            <text:p>24.967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61772903226" calcext:value-type="float">
            <text:p>26.466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45362580645" calcext:value-type="float">
            <text:p>25.454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5872" calcext:value-type="float">
            <text:p>25.5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59517419355" calcext:value-type="float">
            <text:p>26.455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36775" calcext:value-type="float">
            <text:p>25.61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00904" calcext:value-type="float">
            <text:p>23.38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42108387097" calcext:value-type="float">
            <text:p>18.844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00008" calcext:value-type="float">
            <text:p>17.38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874" calcext:value-type="float">
            <text:p>19.18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44825714286" calcext:value-type="float">
            <text:p>22.5844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39917419355" calcext:value-type="float">
            <text:p>26.013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77168" calcext:value-type="float">
            <text:p>26.53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62989090909" calcext:value-type="float">
            <text:p>25.4362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14944516129" calcext:value-type="float">
            <text:p>21.371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13452903226" calcext:value-type="float">
            <text:p>20.571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3025454546" calcext:value-type="float">
            <text:p>19.47330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93156129032" calcext:value-type="float">
            <text:p>24.119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42735483871" calcext:value-type="float">
            <text:p>23.25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88123870968" calcext:value-type="float">
            <text:p>20.338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28285714286" calcext:value-type="float">
            <text:p>19.002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57822857143" calcext:value-type="float">
            <text:p>25.1457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88544516129" calcext:value-type="float">
            <text:p>26.918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531" calcext:value-type="float">
            <text:p>27.108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96872" calcext:value-type="float">
            <text:p>26.8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41538064516" calcext:value-type="float">
            <text:p>25.934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1764" calcext:value-type="float">
            <text:p>24.78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2448516129" calcext:value-type="float">
            <text:p>25.342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439025" calcext:value-type="float">
            <text:p>22.934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05336" calcext:value-type="float">
            <text:p>26.57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21272258064" calcext:value-type="float">
            <text:p>27.442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6168" calcext:value-type="float">
            <text:p>26.88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28593548387" calcext:value-type="float">
            <text:p>25.212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2572" calcext:value-type="float">
            <text:p>25.91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194" calcext:value-type="float">
            <text:p>26.9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1916" calcext:value-type="float">
            <text:p>27.52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1228" calcext:value-type="float">
            <text:p>27.35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6868" calcext:value-type="float">
            <text:p>26.75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022" calcext:value-type="float">
            <text:p>20.81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1588" calcext:value-type="float">
            <text:p>26.42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2356" calcext:value-type="float">
            <text:p>27.23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9724" calcext:value-type="float">
            <text:p>23.69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3884" calcext:value-type="float">
            <text:p>26.50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4452" calcext:value-type="float">
            <text:p>18.09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5732" calcext:value-type="float">
            <text:p>24.52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9196" calcext:value-type="float">
            <text:p>24.80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8476" calcext:value-type="float">
            <text:p>26.66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1292" calcext:value-type="float">
            <text:p>19.48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3320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90" meta:object-count="0"/>
    <meta:user-defined meta:name="AppVersion">3.0</meta:user-defined>
  </office:meta>
</office:document-meta>
</file>